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ymbol" svg:font-family="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Arial" fo:font-size="10pt" style:font-name-asian="Symbol" style:font-size-asian="10pt" style:font-name-complex="Symbol" style:font-size-complex="10pt"/>
    </style:style>
    <style:style style:name="P2" style:family="paragraph" style:parent-style-name="Standard">
      <style:paragraph-properties style:text-autospace="none"/>
      <style:text-properties style:font-name="Arial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" fo:font-size="12pt" fo:font-weight="bold" style:font-name-asian="Symbol" style:font-size-asian="12pt" style:font-weight-asian="bold" style:font-name-complex="Symbol" style:font-size-complex="12pt" style:font-weight-complex="bold"/>
    </style:style>
    <style:style style:name="P6" style:family="paragraph" style:parent-style-name="Standard">
      <style:paragraph-properties style:text-autospace="none"/>
      <style:text-properties style:font-name="Arial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Arial" fo:font-size="12pt" style:font-name-asian="Symbol" style:font-size-asian="12pt" style:font-name-complex="Symbol" style:font-size-complex="12pt"/>
    </style:style>
    <style:style style:name="P8" style:family="paragraph" style:parent-style-name="Standard">
      <style:paragraph-properties style:text-autospace="none"/>
      <style:text-properties style:font-name="Arial" fo:font-size="12pt" style:font-name-asian="Times New Roman1" style:font-size-asian="12pt" style:font-name-complex="Times New Roman1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name-asian="Times New Roman1" style:font-size-asian="12pt" style:font-name-complex="Times New Roman1" style:font-size-complex="12pt"/>
    </style:style>
    <style:style style:name="T3" style:family="text">
      <style:text-properties fo:font-size="12pt" style:font-name-asian="Symbol" style:font-size-asian="12pt" style:font-name-complex="Symbol" style:font-size-complex="12pt"/>
    </style:style>
    <style:style style:name="T4" style:family="text">
      <style:text-properties fo:font-size="12pt" fo:font-weight="bold" style:font-name-asian="Times New Roman1" style:font-size-asian="12pt" style:font-weight-asian="bold" style:font-name-complex="Times New Roman1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orside og titelblad</text:p>
      <text:p text:style-name="P4"/>
      <text:p text:style-name="P4">Udmærket. </text:p>
      <text:p text:style-name="P4"/>
      <text:p text:style-name="P5">Resumé </text:p>
      <text:p text:style-name="P7"/>
      <text:p text:style-name="P1"><text:span text:style-name="T1">· </text:span><text:span text:style-name="T2">Projektets problemstilling – OK </text:span></text:p>
      <text:p text:style-name="P1"><text:span text:style-name="T1">· </text:span><text:span text:style-name="T2">Projektets formål – OK </text:span></text:p>
      <text:p text:style-name="P1"><text:span text:style-name="T1">· </text:span><text:span text:style-name="T2">Materialer og metoder – OK</text:span></text:p>
      <text:p text:style-name="P1"><text:span text:style-name="T1">· </text:span><text:span text:style-name="T2">De væsentligste resultater – Mangler </text:span></text:p>
      <text:p text:style-name="P2"><text:span text:style-name="T3">· </text:span><text:span text:style-name="T2">Konklusion – Mangler </text:span></text:p>
      <text:p text:style-name="P8"/>
      <text:p text:style-name="P8">Der er lige nu 155 ord, vi må ikke overskride ~400 ord. </text:p>
      <text:p text:style-name="P8"/>
      <text:p text:style-name="P8"/>
      <text:p text:style-name="P6">Indholdsfortegnelse</text:p>
      <text:p text:style-name="P8"/>
      <text:p text:style-name="P8">Udmærket. </text:p>
      <text:p text:style-name="P8"/>
      <text:p text:style-name="P6">Forord</text:p>
      <text:p text:style-name="P8"/>
      <text:p text:style-name="P2"><text:span text:style-name="T2">Kan fjernes. ”Det kan benyttes til at informere kort om visse ydre omstændigheder for projektet” EDIT: Er blevet fjernet. </text:span></text:p>
      <text:p text:style-name="P8"/>
      <text:p text:style-name="P2"><text:span text:style-name="T4">Indledning</text:span><text:span text:style-name="T2"> </text:span></text:p>
      <text:p text:style-name="P8"/>
      <text:p text:style-name="P8">EDIT: Er tilføjet.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Symbol" svg:font-family="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3T09:11:10.70</meta:creation-date>
    <dc:date>2012-05-31T22:44:22.99</dc:date>
    <meta:editing-duration>PT3H49M31S</meta:editing-duration>
    <meta:editing-cycles>2</meta:editing-cycles>
    <meta:generator>LibreOffice/3.5$Windows_x86 LibreOffice_project/281b639-6baa1d3-ef66a77-d866f25-f36d45f</meta:generator>
    <meta:document-statistic meta:table-count="0" meta:image-count="0" meta:object-count="0" meta:page-count="1" meta:paragraph-count="15" meta:word-count="69" meta:character-count="428" meta:non-whitespace-character-count="364"/>
  </office:meta>
</office:document-meta>
</file>